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0e5" officeooo:paragraph-rsid="001020e5"/>
    </style:style>
    <style:style style:name="P2" style:family="paragraph" style:parent-style-name="Standard">
      <style:text-properties officeooo:paragraph-rsid="001020e5"/>
    </style:style>
    <style:style style:name="P3" style:family="paragraph" style:parent-style-name="Standard">
      <style:text-properties officeooo:rsid="00109af6" officeooo:paragraph-rsid="00109af6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bbbebf" loext:opacity="100%" style:font-name="Droid Sans Mono" fo:font-size="10.5pt" fo:font-weight="normal" fo:background-color="#121314"/>
    </style:style>
    <style:style style:name="P5" style:family="paragraph" style:parent-style-name="Standard">
      <style:text-properties officeooo:paragraph-rsid="00109af6"/>
    </style:style>
    <style:style style:name="T1" style:family="text">
      <style:text-properties officeooo:rsid="001020e5"/>
    </style:style>
    <style:style style:name="T2" style:family="text">
      <style:text-properties officeooo:rsid="00109af6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style:font-name="Droid Sans Mono" fo:font-size="10.5pt" fo:font-weight="normal" fo:background-color="#121314" loext:char-shading-value="0"/>
    </style:style>
    <style:style style:name="T5" style:family="text">
      <style:text-properties fo:color="#7ee787" loext:opacity="100%"/>
    </style:style>
    <style:style style:name="T6" style:family="text">
      <style:text-properties fo:color="#7ee787" loext:opacity="100%" style:font-name="Droid Sans Mono" fo:font-size="10.5pt" fo:font-weight="normal" fo:background-color="#121314" loext:char-shading-value="0"/>
    </style:style>
    <style:style style:name="T7" style:family="text">
      <style:text-properties fo:color="#bbbebf" loext:opacity="100%" style:font-name="Droid Sans Mono" fo:font-size="10.5pt" fo:font-weight="normal" fo:background-color="#121314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a5d6ff" loext:opacity="100%"/>
    </style:style>
    <style:style style:name="T10" style:family="text">
      <style:text-properties fo:color="#d4d4d4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zação do código:</text:p>
      <text:p text:style-name="P1">CSS</text:p>
      <text:p text:style-name="P1">- criar variáveis, utiliza para ter o padrão para poder usar no código todo, cores, tamanhos, entre outros</text:p>
      <text:p text:style-name="P2"><text:span text:style-name="T1">- cria o global </text:span>Fontes, cores de fundo, reset., <text:span text:style-name="T1">estrutura base do código css</text:span></text:p>
      <text:p text:style-name="P2"/>
      <text:p text:style-name="P2">- <text:span text:style-name="T2">cada pagina com seu css específico da página, aqui aplica responsividade</text:span></text:p>
      <text:p text:style-name="P2"/>
      <text:p text:style-name="P3">pasta layout, caso você crie partes da pagina que utilize em várias outras, exemplo parte superior, inferiorm ou algo que apareça em todas, cria e chama na global.css</text:p>
      <text:p text:style-name="P3"/>
      <text:p text:style-name="P3">na pasta components cria arquivos (como widgets) personalizados, quando for fazer alguma alteração aplica direto neles, sem precisar mexer no resto do código</text:p>
      <text:p text:style-name="P3"/>
      <text:p text:style-name="P3">pasta pages, cria as páginas necessárias</text:p>
      <text:p text:style-name="P3"/>
      <text:p text:style-name="P3">pasta routes <text:s/>arquivo com as rotas</text:p>
      <text:p text:style-name="P3"/>
      <text:p text:style-name="P3">pasta models, ficarão os objetos (cliente, produto)</text:p>
      <text:p text:style-name="P3"/>
      <text:p text:style-name="P3">arquivo app.jsx chama rota <text:s/>e css global</text:p>
      <text:p text:style-name="P3"/>
      <text:p text:style-name="P5"><text:span text:style-name="T2">arquvo index.html <text:s/>só chama o main.jsx <text:s/></text:span><text:span text:style-name="T4">&lt;</text:span><text:span text:style-name="T6">title</text:span><text:span text:style-name="T4">&gt;</text:span><text:span text:style-name="T7">loja_camila</text:span><text:span text:style-name="T4">&lt;/</text:span><text:span text:style-name="T6">title</text:span><text:span text:style-name="T4">&gt;</text:span></text:p>
      <text:p text:style-name="P4"><text:span text:style-name="T3">&lt;/</text:span><text:span text:style-name="T5">head</text:span><text:span text:style-name="T3">&gt;</text:span></text:p>
      <text:p text:style-name="P4"><text:span text:style-name="T3">&lt;</text:span><text:span text:style-name="T5">body</text:span><text:span text:style-name="T3">&gt;</text:span></text:p>
      <text:p text:style-name="P4"><text:span text:style-name="T3">&lt;</text:span><text:span text:style-name="T5">div</text:span> <text:span text:style-name="T8">id</text:span>=<text:span text:style-name="T9">"root"</text:span><text:span text:style-name="T3">&gt;&lt;/</text:span><text:span text:style-name="T5">div</text:span><text:span text:style-name="T3">&gt;</text:span></text:p>
      <text:p text:style-name="P4"><text:span text:style-name="T3">&lt;</text:span><text:span text:style-name="T5">script</text:span><text:span text:style-name="T10"> </text:span><text:span text:style-name="T8">type</text:span><text:span text:style-name="T10">=</text:span><text:span text:style-name="T9">"module"</text:span><text:span text:style-name="T10"> </text:span><text:span text:style-name="T8">src</text:span><text:span text:style-name="T10">=</text:span><text:span text:style-name="T9">"/src/main.jsx"</text:span><text:span text:style-name="T3">&gt;&lt;/</text:span><text:span text:style-name="T5">script</text:span><text:span text:style-name="T3">&gt;</text:span></text:p>
      <text:p text:style-name="P4"><text:span text:style-name="T3">&lt;/</text:span><text:span text:style-name="T5">body</text:span><text:span text:style-name="T3">&gt;</text:span></text:p>
      <text:p text:style-name="P3"/>
      <text:p text:style-name="P3">atquivo AppRoutes.jsx <text:s/>que cria todas as rotas e marca a primeira Home.jsx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5T22:54:53.990759753</meta:creation-date>
    <dc:date>2026-05-05T23:22:26.201440727</dc:date>
    <meta:editing-duration>PT17M21S</meta:editing-duration>
    <meta:editing-cycles>1</meta:editing-cycles>
    <meta:document-statistic meta:table-count="0" meta:image-count="0" meta:object-count="0" meta:page-count="1" meta:paragraph-count="18" meta:word-count="152" meta:character-count="1001" meta:non-whitespace-character-count="862"/>
    <meta:generator>LibreOffice/24.2.7.2$Linux_X86_64 LibreOffice_project/420$Build-2</meta:generator>
  </office:meta>
</office:document-meta>
</file>